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32c5" officeooo:paragraph-rsid="001332c5"/>
    </style:style>
    <style:style style:name="P2" style:family="paragraph" style:parent-style-name="Standard">
      <style:text-properties officeooo:rsid="0015205f" officeooo:paragraph-rsid="0015205f"/>
    </style:style>
    <style:style style:name="P3" style:family="paragraph" style:parent-style-name="Standard">
      <style:text-properties officeooo:paragraph-rsid="001332c5"/>
    </style:style>
    <style:style style:name="P4" style:family="paragraph" style:parent-style-name="Standard">
      <style:text-properties fo:font-weight="bold" officeooo:paragraph-rsid="001332c5" style:font-weight-asian="bold" style:font-weight-complex="bold"/>
    </style:style>
    <style:style style:name="P5" style:family="paragraph" style:parent-style-name="Standard">
      <style:text-properties fo:font-weight="bold" officeooo:rsid="0015205f" officeooo:paragraph-rsid="0015205f" style:font-weight-asian="bold" style:font-weight-complex="bold"/>
    </style:style>
    <style:style style:name="T1" style:family="text">
      <style:text-properties fo:font-weight="bold" officeooo:rsid="001332c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2 Practicamos</text:p>
      <text:p text:style-name="P2">Ex_01</text:p>
      <text:p text:style-name="P1"/>
      <text:p text:style-name="P3"><text:span text:style-name="T1">-</text:span><text:span text:style-name="T2">¿Cuál es el propósito de la etiqueta &lt;</text:span><text:span text:style-name="T1">footer&gt;</text:span><text:span text:style-name="T2"> ?</text:span> </text:p>
      <text:p text:style-name="P3"/>
      <text:p text:style-name="P3"><text:tab/>a. Representa el pie de página </text:p>
      <text:p text:style-name="P3"/>
      <text:p text:style-name="P3"><text:span text:style-name="T2">-¿Para qué se utiliza la etiqueta &lt;</text:span><text:span text:style-name="T1">nav&gt;</text:span><text:span text:style-name="T2"> ?</text:span> </text:p>
      <text:p text:style-name="P3"/>
      <text:p text:style-name="P3"><text:tab/>b. Especifica una sección que contiene un menú de navegación con liks </text:p>
      <text:p text:style-name="P3"/>
      <text:p text:style-name="P3"><text:span text:style-name="T2">-¿Cuál es el propósito de la etiqueta &lt;header&gt;?</text:span> </text:p>
      <text:p text:style-name="P3"/>
      <text:p text:style-name="P3"><text:tab/>b. Representa el encabezado de una página </text:p>
      <text:p text:style-name="P3"/>
      <text:p text:style-name="P3"><text:span text:style-name="T2">-Una página web solo debe contar con una etiqueta</text:span> </text:p>
      <text:p text:style-name="P3"/>
      <text:p text:style-name="P3"><text:tab/>a. Verdadero</text:p>
      <text:p text:style-name="P3"/>
      <text:p text:style-name="P3">-<text:span text:style-name="T2">&lt;head&gt; no es visible para los usuarios, pero desempeña un papel crucial al proporcionar </text:span></text:p>
      <text:p text:style-name="P4">información importante a los navegadores y motores de búsqueda. </text:p>
      <text:p text:style-name="P4"/>
      <text:p text:style-name="P3"><text:span text:style-name="T2"><text:tab/></text:span>a. Verdadero </text:p>
      <text:p text:style-name="P3"/>
      <text:p text:style-name="P3"><text:span text:style-name="T2">-¿Dónde se suelen incluir los enlaces legales y los derechos de autoría?</text:span> </text:p>
      <text:p text:style-name="P3"/>
      <text:p text:style-name="P3"><text:tab/>c. En el footer </text:p>
      <text:p text:style-name="P3"/>
      <text:p text:style-name="P3"><text:span text:style-name="T2">-¿Qué etiqueta se utiliza para representar un menú navegacional?</text:span> </text:p>
      <text:p text:style-name="P3"/>
      <text:p text:style-name="P3"><text:tab/>e. &lt;nav&gt;</text:p>
      <text:p text:style-name="P3"/>
      <text:p text:style-name="P2">Ex_02</text:p>
      <text:p text:style-name="P2"/>
      <text:p text:style-name="P5">-Corrige el código</text:p>
      <text:p text:style-name="P2"/>
      <text:p text:style-name="P2">&lt;!DOCTYPE html&gt;</text:p>
      <text:p text:style-name="P2">&lt;html&gt;</text:p>
      <text:p text:style-name="P2"><text:tab/>&lt;head&gt;</text:p>
      <text:p text:style-name="P2"><text:tab/><text:tab/>&lt;meta name=”description” content=”Ejercicio HTML – Corrige los errores”&gt;</text:p>
      <text:p text:style-name="P2"><text:tab/><text:tab/>&lt;title&gt; Corrige los errores que encuentres en el documento &lt;/title&gt;</text:p>
      <text:p text:style-name="P2"><text:tab/>&lt;/head&gt;</text:p>
      <text:p text:style-name="P2"><text:tab/>&lt;body&gt;</text:p>
      <text:p text:style-name="P2"><text:tab/><text:tab/>&lt;h1&gt;Aprender HTML es muy divertido&lt;/h1&gt;</text:p>
      <text:p text:style-name="P2"><text:tab/><text:tab/>&lt;p1&gt;Texto&lt;/p1&gt;</text:p>
      <text:p text:style-name="P2"><text:tab/><text:tab/>&lt;p2&gt;Texto2&lt;/p2&gt;</text:p>
      <text:p text:style-name="P2"><text:tab/><text:tab/>&lt;p3&gt;Texto3&lt;/p3&gt;</text:p>
      <text:p text:style-name="P2"><text:tab/>&lt;/body&gt;</text:p>
      <text:p text:style-name="P2">&lt;/html&gt;</text:p>
      <text:p text:style-name="P2"/>
      <text:p text:style-name="P2"/>
      <text:p text:style-name="P2"/>
      <text:p text:style-name="P2"><text:soft-page-break/>Ex_03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4:11:51.387133900</meta:creation-date>
    <dc:date>2025-09-25T14:32:09.343431000</dc:date>
    <meta:editing-duration>PT9M55S</meta:editing-duration>
    <meta:editing-cycles>1</meta:editing-cycles>
    <meta:document-statistic meta:table-count="0" meta:image-count="0" meta:object-count="0" meta:page-count="2" meta:paragraph-count="33" meta:word-count="154" meta:character-count="1019" meta:non-whitespace-character-count="861"/>
    <meta:generator>LibreOffice/25.8.1.1$Windows_X86_64 LibreOffice_project/54047653041915e595ad4e45cccea684809c77b5</meta:generator>
  </office:meta>
</office:document-meta>
</file>